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2025-10-15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2992" calcext:value-type="float">
            <text:p>29.2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2025-07-24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3352" calcext:value-type="float">
            <text:p>32.15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2025-04-25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2025-01-30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1464" calcext:value-type="float">
            <text:p>22.38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2024-10-18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0824" calcext:value-type="float">
            <text:p>28.69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2024-04-24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1976" calcext:value-type="float">
            <text:p>24.19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2024-01-30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1328" calcext:value-type="float">
            <text:p>20.53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2023-10-06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768" calcext:value-type="float">
            <text:p>30.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2023-07-24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448" calcext:value-type="float">
            <text:p>28.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2023-04-2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2023-01-19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1096" calcext:value-type="float">
            <text:p>20.9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2022-10-21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1584" calcext:value-type="float">
            <text:p>30.96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2022-07-27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1848" calcext:value-type="float">
            <text:p>28.50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2022-04-27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5824" calcext:value-type="float">
            <text:p>19.16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2022-01-21 2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7816" calcext:value-type="float">
            <text:p>21.3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2021-10-15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6464" calcext:value-type="float">
            <text:p>28.09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2021-07-29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9336" calcext:value-type="float">
            <text:p>25.92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2021-04-29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732" calcext:value-type="float">
            <text:p>24.27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2021-01-27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0712" calcext:value-type="float">
            <text:p>22.46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2020-10-14 22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6904" calcext:value-type="float">
            <text:p>27.80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2020-07-23 20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44" calcext:value-type="float">
            <text:p>27.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2020-04-16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4752" calcext:value-type="float">
            <text:p>20.49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2020-01-17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0168" calcext:value-type="float">
            <text:p>22.6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2019-10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164" calcext:value-type="float">
            <text:p>28.36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2019-07-25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1088" calcext:value-type="float">
            <text:p>30.0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2019-04-11 1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6888" calcext:value-type="float">
            <text:p>19.2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2019-01-31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5832" calcext:value-type="float">
            <text:p>21.51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2018-10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56" calcext:value-type="float">
            <text:p>29.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2018-07-24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5424" calcext:value-type="float">
            <text:p>31.20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2018-04-04 2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2018-01-29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2232" calcext:value-type="float">
            <text:p>19.3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2017-10-19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7952" calcext:value-type="float">
            <text:p>27.04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2017-04-21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2017-01-26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316" calcext:value-type="float">
            <text:p>21.4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2016-10-12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2448" calcext:value-type="float">
            <text:p>25.68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2016-04-25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2016-01-27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7992" calcext:value-type="float">
            <text:p>19.74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2015-10-12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3448" calcext:value-type="float">
            <text:p>26.06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2015-07-23 19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8368" calcext:value-type="float">
            <text:p>19.70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2015-04-21 0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2015-01-28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5072" calcext:value-type="float">
            <text:p>19.24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2014-10-17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7656" calcext:value-type="float">
            <text:p>20.1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2014-04-30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2014-0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9976" calcext:value-type="float">
            <text:p>19.6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2013-10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9392" calcext:value-type="float">
            <text:p>19.51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2013-04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2013-01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3088" calcext:value-type="float">
            <text:p>19.3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2012-10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2496" calcext:value-type="float">
            <text:p>24.54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2012-04-17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5672" calcext:value-type="float">
            <text:p>16.42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201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2011-10-18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1248" calcext:value-type="float">
            <text:p>19.89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2011-07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396" calcext:value-type="float">
            <text:p>20.25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2011-01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2010-07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2536" calcext:value-type="float">
            <text:p>24.86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2010-04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548" calcext:value-type="float">
            <text:p>17.1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2009-10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8064" calcext:value-type="float">
            <text:p>25.6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2009-08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9672" calcext:value-type="float">
            <text:p>21.75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2009-04-06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2009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2008-10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6328" calcext:value-type="float">
            <text:p>26.24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2008-04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7296" calcext:value-type="float">
            <text:p>17.2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2008-01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0024" calcext:value-type="float">
            <text:p>18.48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2007-10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9112" calcext:value-type="float">
            <text:p>28.70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2007-07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6864" calcext:value-type="float">
            <text:p>27.48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2007-04-06 23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4248" calcext:value-type="float">
            <text:p>17.2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2007-01-03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06" calcext:value-type="float">
            <text:p>20.0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2006-10-04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104" calcext:value-type="float">
            <text:p>27.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2006-07-06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0248" calcext:value-type="float">
            <text:p>23.3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2006-04-05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9912" calcext:value-type="float">
            <text:p>16.0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2006-01-04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6408" calcext:value-type="float">
            <text:p>19.2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2005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3984" calcext:value-type="float">
            <text:p>27.30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2005-07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4944" calcext:value-type="float">
            <text:p>19.7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2005-04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4888" calcext:value-type="float">
            <text:p>18.53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2004-10-19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6608" calcext:value-type="float">
            <text:p>20.86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2004-07-09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0984" calcext:value-type="float">
            <text:p>29.9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2004-04-15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2004-01-28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472" calcext:value-type="float">
            <text:p>18.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2003-10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0152" calcext:value-type="float">
            <text:p>25.60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2003-04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2003-0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9" calcext:value-type="float">
            <text:p>18.6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2002-1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1832" calcext:value-type="float">
            <text:p>27.61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2002-07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9664" calcext:value-type="float">
            <text:p>27.02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2002-04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2002-0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8672" calcext:value-type="float">
            <text:p>17.5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2001-10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756" calcext:value-type="float">
            <text:p>30.0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2001-07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576" calcext:value-type="float">
            <text:p>27.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2001-04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2000-12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6664" calcext:value-type="float">
            <text:p>18.2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2000-10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0272" calcext:value-type="float">
            <text:p>22.7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2000-07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2000-04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2000-0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492" calcext:value-type="float">
            <text:p>16.5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1999-10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0432" calcext:value-type="float">
            <text:p>24.03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1999-07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5464" calcext:value-type="float">
            <text:p>20.0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1999-04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1999-0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1998-10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7232" calcext:value-type="float">
            <text:p>21.2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1998-08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3272" calcext:value-type="float">
            <text:p>27.70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1998-04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1998-01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1997-10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1997-07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46" calcext:value-type="float">
            <text:p>32.9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1997-04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1997-0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1996-11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1996-08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2872" calcext:value-type="float">
            <text:p>28.31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1996-04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1996-0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1995-10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0952" calcext:value-type="float">
            <text:p>20.57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1995-08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38" calcext:value-type="float">
            <text:p>30.4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1995-04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1995-02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1994-10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1994-07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2352" calcext:value-type="float">
            <text:p>24.15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1994-04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1994-0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1993-10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5216" calcext:value-type="float">
            <text:p>19.6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1993-07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1993-04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1993-0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1992-10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1992-07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088" calcext:value-type="float">
            <text:p>29.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1992-03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1992-02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1991-09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916" calcext:value-type="float">
            <text:p>23.75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1991-06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1991-01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1990-10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7456" calcext:value-type="float">
            <text:p>29.93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1990-07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1672" calcext:value-type="float">
            <text:p>26.33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1990-04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1990-0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1989-11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4896" calcext:value-type="float">
            <text:p>20.8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1989-07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6016" calcext:value-type="float">
            <text:p>22.22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1989-04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1988-10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14" calcext:value-type="float">
            <text:p>18.8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1988-07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4744" calcext:value-type="float">
            <text:p>21.9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1988-04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1987-09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8784" calcext:value-type="float">
            <text:p>19.98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1987-08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8408" calcext:value-type="float">
            <text:p>23.83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1987-04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1986-10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1986-04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1985-10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0576" calcext:value-type="float">
            <text:p>16.80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1985-04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1984-10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1984-05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1983-10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1983-03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1982-10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1982-04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1981-10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1981-04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1980-09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1980-04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1979-04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1978-10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1978-08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1978-04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1978-01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1977-10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1977-07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1977-04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1977-0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1976-10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1976-07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1976-04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1976-0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1975-10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1975-07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1975-04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1975-0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1974-10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1974-07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1973-11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1973-07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0392" calcext:value-type="float">
            <text:p>16.0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1973-05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1973-0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1972-09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1972-04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1972-0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1971-10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1971-04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1971-0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1970-10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1970-04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1970-0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1969-10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1969-07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1969-04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1969-0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1968-10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1968-07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1968-04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1968-0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1967-10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8576" calcext:value-type="float">
            <text:p>16.03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1967-04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1967-01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1966-10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1966-04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1966-0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1965-10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1964-10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1964-06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1964-05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1964-04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1964-03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1964-02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1964-0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1963-12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1963-1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1963-10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1963-09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1963-05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1963-04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1963-03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1963-02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13431</text:p>
          </table:table-cell>
          <table:table-cell office:value-type="string" calcext:value-type="string">
            <text:p>04S/01E-20BAC</text:p>
          </table:table-cell>
          <table:table-cell office:value-type="string" calcext:value-type="string">
            <text:p>1962-06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44" meta:object-count="0"/>
    <meta:user-defined meta:name="AppVersion">3.0</meta:user-defined>
  </office:meta>
</office:document-meta>
</file>